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2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1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0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2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1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0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0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0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1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09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1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2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0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82312727273" calcext:value-type="float">
            <text:p>21.10823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09897931034" calcext:value-type="float">
            <text:p>21.030989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88224" calcext:value-type="float">
            <text:p>21.1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43975172414" calcext:value-type="float">
            <text:p>21.07439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6572" calcext:value-type="float">
            <text:p>21.031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212" calcext:value-type="float">
            <text:p>20.997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42339310345" calcext:value-type="float">
            <text:p>20.97423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5056" calcext:value-type="float">
            <text:p>21.01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7577931034" calcext:value-type="float">
            <text:p>21.079757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0184" calcext:value-type="float">
            <text:p>21.1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2331034483" calcext:value-type="float">
            <text:p>21.2172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8664516129" calcext:value-type="float">
            <text:p>21.2998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92036129032" calcext:value-type="float">
            <text:p>21.6992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1464" calcext:value-type="float">
            <text:p>21.79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46110967742" calcext:value-type="float">
            <text:p>21.8746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95168" calcext:value-type="float">
            <text:p>21.88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62998709677" calcext:value-type="float">
            <text:p>21.9162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68609032258" calcext:value-type="float">
            <text:p>21.9068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40456" calcext:value-type="float">
            <text:p>21.90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5086451613" calcext:value-type="float">
            <text:p>21.9275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83" calcext:value-type="float">
            <text:p>21.9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03772903226" calcext:value-type="float">
            <text:p>21.9703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6273" calcext:value-type="float">
            <text:p>21.996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58592" calcext:value-type="float">
            <text:p>22.000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898816" calcext:value-type="float">
            <text:p>22.048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6504" calcext:value-type="float">
            <text:p>22.0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1197419355" calcext:value-type="float">
            <text:p>22.0851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83328" calcext:value-type="float">
            <text:p>22.06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1643870968" calcext:value-type="float">
            <text:p>22.0121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4024" calcext:value-type="float">
            <text:p>21.93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4292" calcext:value-type="float">
            <text:p>21.8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72232" calcext:value-type="float">
            <text:p>21.87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5405714286" calcext:value-type="float">
            <text:p>21.9055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25671724138" calcext:value-type="float">
            <text:p>21.93256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87986666667" calcext:value-type="float">
            <text:p>21.9687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64327741935" calcext:value-type="float">
            <text:p>21.99643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3471483871" calcext:value-type="float">
            <text:p>22.0234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6864" calcext:value-type="float">
            <text:p>22.05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56518709677" calcext:value-type="float">
            <text:p>22.0656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89272" calcext:value-type="float">
            <text:p>22.04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11811612903" calcext:value-type="float">
            <text:p>22.0111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82141935484" calcext:value-type="float">
            <text:p>21.968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03728" calcext:value-type="float">
            <text:p>21.88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56145806452" calcext:value-type="float">
            <text:p>21.8656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26664" calcext:value-type="float">
            <text:p>21.89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39892903226" calcext:value-type="float">
            <text:p>21.9139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5648571429" calcext:value-type="float">
            <text:p>21.93656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0580645161" calcext:value-type="float">
            <text:p>21.948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1736516129" calcext:value-type="float">
            <text:p>21.9317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28976551724" calcext:value-type="float">
            <text:p>21.92289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54611612903" calcext:value-type="float">
            <text:p>21.9654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1088" calcext:value-type="float">
            <text:p>21.92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7499354839" calcext:value-type="float">
            <text:p>21.8547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07130322581" calcext:value-type="float">
            <text:p>21.7807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67384" calcext:value-type="float">
            <text:p>21.70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12510967742" calcext:value-type="float">
            <text:p>21.6612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2804" calcext:value-type="float">
            <text:p>21.67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1793548387" calcext:value-type="float">
            <text:p>21.677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07766896552" calcext:value-type="float">
            <text:p>21.69077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90069677419" calcext:value-type="float">
            <text:p>21.6990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1216516129" calcext:value-type="float">
            <text:p>21.5812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58192" calcext:value-type="float">
            <text:p>21.56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54473548387" calcext:value-type="float">
            <text:p>21.5354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0432" calcext:value-type="float">
            <text:p>21.4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02132903226" calcext:value-type="float">
            <text:p>21.4202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7796129032" calcext:value-type="float">
            <text:p>21.3547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0824" calcext:value-type="float">
            <text:p>21.2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11649032258" calcext:value-type="float">
            <text:p>21.2911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68992" calcext:value-type="float">
            <text:p>21.31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80358709677" calcext:value-type="float">
            <text:p>21.3280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9475714286" calcext:value-type="float">
            <text:p>21.351947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01584516129" calcext:value-type="float">
            <text:p>21.350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6292" calcext:value-type="float">
            <text:p>21.38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70817391304" calcext:value-type="float">
            <text:p>21.377081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153968" calcext:value-type="float">
            <text:p>21.371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34928695652" calcext:value-type="float">
            <text:p>21.353492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4509" calcext:value-type="float">
            <text:p>21.344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39606153846" calcext:value-type="float">
            <text:p>21.31396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98912" calcext:value-type="float">
            <text:p>21.37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37952" calcext:value-type="float">
            <text:p>21.37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52608" calcext:value-type="float">
            <text:p>21.36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70896" calcext:value-type="float">
            <text:p>21.36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79" calcext:value-type="float">
            <text:p>21.2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62336" calcext:value-type="float">
            <text:p>21.37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5172" calcext:value-type="float">
            <text:p>20.04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0324" calcext:value-type="float">
            <text:p>20.88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102098374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92" meta:object-count="0"/>
    <meta:user-defined meta:name="AppVersion">3.0</meta:user-defined>
  </office:meta>
</office:document-meta>
</file>